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1pt" fo:language="es" fo:country="MX" style:font-size-asian="11pt" style:font-size-complex="11pt"/>
    </style:style>
    <style:style style:name="P2" style:family="paragraph" style:parent-style-name="Standard">
      <style:text-properties style:font-name="Abyssinica SIL" fo:font-size="11pt" fo:language="es" fo:country="MX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byssinica SIL" fo:font-size="14pt" fo:language="es" fo:country="MX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text-properties style:font-name="Abyssinica SIL" fo:font-size="11pt" fo:language="es" fo:country="MX" style:font-size-asian="11pt" style:font-size-complex="11pt"/>
    </style:style>
    <style:style style:name="P5" style:family="paragraph" style:parent-style-name="Standard" style:list-style-name="L2">
      <style:text-properties style:font-name="Abyssinica SIL" fo:font-size="11pt" fo:language="es" fo:country="MX" style:font-size-asian="11pt" style:font-size-complex="11pt"/>
    </style:style>
    <style:style style:name="P6" style:family="paragraph" style:parent-style-name="Standard" style:list-style-name="L3">
      <style:text-properties style:font-name="Abyssinica SIL" fo:font-size="11pt" fo:language="es" fo:country="MX" style:font-size-asian="11pt" style:font-size-complex="11pt"/>
    </style:style>
    <style:style style:name="P7" style:family="paragraph" style:parent-style-name="Standard" style:list-style-name="L4">
      <style:text-properties style:font-name="Abyssinica SIL" fo:font-size="11pt" fo:language="es" fo:country="MX" style:font-size-asian="11pt" style:font-size-complex="11pt"/>
    </style:style>
    <style:style style:name="P8" style:family="paragraph" style:parent-style-name="Standard" style:list-style-name="L5">
      <style:text-properties style:font-name="Abyssinica SIL" fo:font-size="11pt" fo:language="es" fo:country="MX" style:font-size-asian="11pt" style:font-size-complex="11pt"/>
    </style:style>
    <style:style style:name="P9" style:family="paragraph" style:parent-style-name="Standard" style:list-style-name="L6">
      <style:text-properties style:font-name="Abyssinica SIL" fo:font-size="11pt" fo:language="es" fo:country="MX" style:font-size-asian="11pt" style:font-size-complex="11pt"/>
    </style:style>
    <style:style style:name="P10" style:family="paragraph" style:parent-style-name="Standard" style:list-style-name="L7">
      <style:text-properties style:font-name="Abyssinica SIL" fo:font-size="11pt" fo:language="es" fo:country="MX" style:font-size-asian="11pt" style:font-size-complex="11pt"/>
    </style:style>
    <style:style style:name="P11" style:family="paragraph" style:parent-style-name="Standard" style:list-style-name="L13">
      <style:text-properties style:font-name="Abyssinica SIL" fo:font-size="11pt" fo:language="es" fo:country="MX" style:font-size-asian="11pt" style:font-size-complex="11pt"/>
    </style:style>
    <style:style style:name="P12" style:family="paragraph" style:parent-style-name="Standard">
      <style:text-properties style:font-name="Abyssinica SIL" fo:font-size="11pt" fo:language="es" fo:country="MX" fo:font-style="normal" fo:font-weight="normal" style:font-size-asian="11pt" style:font-size-complex="11pt"/>
    </style:style>
    <style:style style:name="P13" style:family="paragraph" style:parent-style-name="Standard" style:list-style-name="L2">
      <style:text-properties style:font-name="Abyssinica SIL" fo:font-size="11pt" fo:language="es" fo:country="MX" fo:font-style="normal" fo:font-weight="normal" style:font-size-asian="11pt" style:font-size-complex="11pt"/>
    </style:style>
    <style:style style:name="P14" style:family="paragraph" style:parent-style-name="Standard" style:list-style-name="L4">
      <style:text-properties style:font-name="Abyssinica SIL" fo:font-size="11pt" fo:language="es" fo:country="MX" fo:font-style="normal" fo:font-weight="normal" style:font-size-asian="11pt" style:font-size-complex="11pt"/>
    </style:style>
    <style:style style:name="P15" style:family="paragraph" style:parent-style-name="Standard" style:list-style-name="L5">
      <style:text-properties style:font-name="Abyssinica SIL" fo:font-size="11pt" fo:language="es" fo:country="MX" fo:font-style="normal" fo:font-weight="normal" style:font-size-asian="11pt" style:font-size-complex="11pt"/>
    </style:style>
    <style:style style:name="P16" style:family="paragraph" style:parent-style-name="Standard" style:list-style-name="L6">
      <style:text-properties style:font-name="Abyssinica SIL" fo:font-size="11pt" fo:language="es" fo:country="MX" fo:font-style="normal" fo:font-weight="normal" style:font-size-asian="11pt" style:font-size-complex="11pt"/>
    </style:style>
    <style:style style:name="P17" style:family="paragraph" style:parent-style-name="Standard" style:list-style-name="L7">
      <style:text-properties style:font-name="Abyssinica SIL" fo:font-size="11pt" fo:language="es" fo:country="MX" fo:font-style="normal" fo:font-weight="normal" style:font-size-asian="11pt" style:font-size-complex="11pt"/>
    </style:style>
    <style:style style:name="P18" style:family="paragraph" style:parent-style-name="Standard" style:list-style-name="L8">
      <style:text-properties style:font-name="Abyssinica SIL" fo:font-size="11pt" fo:language="es" fo:country="MX" fo:font-style="normal" fo:font-weight="normal" style:font-size-asian="11pt" style:font-size-complex="11pt"/>
    </style:style>
    <style:style style:name="P19" style:family="paragraph" style:parent-style-name="Standard">
      <style:text-properties style:font-name="Abyssinica SIL" fo:font-size="11pt" fo:language="es" fo:country="MX" fo:font-style="normal" fo:font-weight="normal" style:font-size-asian="11pt" style:font-weight-asian="normal" style:font-size-complex="11pt" style:font-weight-complex="normal"/>
    </style:style>
    <style:style style:name="P20" style:family="paragraph" style:parent-style-name="Standard" style:list-style-name="L8">
      <style:text-properties style:font-name="Abyssinica SIL" fo:font-size="11pt" fo:language="es" fo:country="MX" fo:font-style="normal" fo:font-weight="normal" style:font-size-asian="11pt" style:font-weight-asian="normal" style:font-size-complex="11pt" style:font-weight-complex="normal"/>
    </style:style>
    <style:style style:name="P21" style:family="paragraph" style:parent-style-name="Standard" style:list-style-name="L13">
      <style:text-properties style:font-name="Abyssinica SIL" fo:font-size="11pt" fo:language="es" fo:country="MX" fo:font-style="normal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text-properties style:font-name="Abyssinica SIL" fo:font-size="11pt" fo:language="es" fo:country="MX" fo:font-style="normal" fo:font-weight="bold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Abyssinica SIL" fo:font-size="11pt" fo:language="es" fo:country="MX" fo:font-style="normal" style:font-size-asian="11pt" style:font-size-complex="11pt"/>
    </style:style>
    <style:style style:name="P24" style:family="paragraph" style:parent-style-name="Standard" style:list-style-name="L3">
      <style:text-properties fo:font-variant="normal" fo:text-transform="none" fo:color="#222222" style:font-name="Abyssinica SIL" fo:font-size="11pt" fo:letter-spacing="normal" fo:language="es" fo:country="MX" fo:font-style="normal" fo:font-weight="normal" style:font-size-asian="11pt" style:font-size-complex="11pt"/>
    </style:style>
    <style:style style:name="P25" style:family="paragraph" style:parent-style-name="Standard" style:list-style-name="L4">
      <style:text-properties fo:font-variant="normal" fo:text-transform="none" fo:color="#222222" style:font-name="Abyssinica SIL" fo:font-size="11pt" fo:letter-spacing="normal" fo:language="es" fo:country="MX" fo:font-style="normal" fo:font-weight="normal" style:font-size-asian="11pt" style:font-size-complex="11pt"/>
    </style:style>
    <style:style style:name="P26" style:family="paragraph" style:parent-style-name="Standard" style:list-style-name="L12">
      <style:text-properties fo:font-variant="normal" fo:text-transform="none" fo:color="#222222" style:font-name="Abyssinica SIL" fo:font-size="11pt" fo:letter-spacing="normal" fo:language="es" fo:country="MX" fo:font-style="normal" fo:font-weight="normal" style:font-size-asian="11pt" style:font-size-complex="11pt"/>
    </style:style>
    <style:style style:name="P27" style:family="paragraph" style:parent-style-name="Standard" style:list-style-name="L13">
      <style:text-properties fo:font-variant="normal" fo:text-transform="none" fo:color="#222222" style:font-name="Abyssinica SIL" fo:font-size="11pt" fo:letter-spacing="normal" fo:language="es" fo:country="MX" fo:font-style="normal" fo:font-weight="normal" style:font-size-asian="11pt" style:font-size-complex="11pt"/>
    </style:style>
    <style:style style:name="T1" style:family="text">
      <style:text-properties style:font-name="Abyssinica SIL" fo:font-size="11pt" fo:language="es" fo:country="MX" style:font-size-asian="11pt" style:font-size-complex="11pt"/>
    </style:style>
    <style:style style:name="T2" style:family="text">
      <style:text-properties fo:font-style="normal"/>
    </style:style>
    <style:style style:name="T3" style:family="text">
      <style:text-properties fo:font-style="normal" fo:font-weight="normal"/>
    </style:style>
    <style:style style:name="T4" style:family="text">
      <style:text-properties fo:font-style="normal" fo:font-weight="normal" fo:background-color="#ffffcc"/>
    </style:style>
    <style:style style:name="T5" style:family="text">
      <style:text-properties fo:font-variant="normal" fo:text-transform="none" fo:color="#222222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nkok</text:p>
      <text:p text:style-name="P1"/>
      <text:p text:style-name="P2">Servicio de Cancelación</text:p>
      <text:p text:style-name="P1"/>
      <text:p text:style-name="Standard"><text:span text:style-name="T1">URL: </text:span><text:a xlink:type="simple" xlink:href="http://demo-facturacion.finkok.com/servicios/soap/stamp.wsdl">http://demo-facturacion.finkok.com/servicios/soap/</text:a><text:a xlink:type="simple" xlink:href="http://demo-facturacion.finkok.com/servicios/soap/stamp.wsdl"><text:span text:style-name="T1">cancel</text:span></text:a><text:a xlink:type="simple" xlink:href="http://demo-facturacion.finkok.com/servicios/soap/stamp.wsdl"><text:span text:style-name="T1">.wsdl</text:span></text:a></text:p>
      <text:p text:style-name="P1"/>
      <text:p text:style-name="P1">Métodos:</text:p>
      <text:list xml:id="list1753513961" text:style-name="L1">
        <text:list-item>
          <text:p text:style-name="P4">cancel</text:p>
        </text:list-item>
        <text:list-item>
          <text:p text:style-name="P4">get_receipt</text:p>
        </text:list-item>
        <text:list-item>
          <text:p text:style-name="P4">out_cancel</text:p>
        </text:list-item>
        <text:list-item>
          <text:p text:style-name="P4">query_pending_cancellation</text:p>
        </text:list-item>
      </text:list>
      <text:p text:style-name="P1"/>
      <text:p text:style-name="P2">cancel</text:p>
      <text:p text:style-name="P1"/>
      <text:p text:style-name="P1">Este método es el encargado de cancelar un cfdi.</text:p>
      <text:p text:style-name="P1"/>
      <text:p text:style-name="P1">Parámetros:</text:p>
      <text:list xml:id="list239138675" text:style-name="L2">
        <text:list-item>
          <text:p text:style-name="P5"><text:span text:style-name="T5">UUIDS</text:span><text:span text:style-name="T3">: </text:span><text:span text:style-name="T3">Lista de UUIDs a cancelar</text:span></text:p>
        </text:list-item>
        <text:list-item>
          <text:p text:style-name="P13">username: El username (proporcionado por FINKOK) </text:p>
        </text:list-item>
        <text:list-item>
          <text:p text:style-name="P5"><text:span text:style-name="T3">password: La </text:span><text:span text:style-name="T3">contraseña</text:span><text:span text:style-name="T3"> (proporcionado por FINKOK)</text:span></text:p>
        </text:list-item>
        <text:list-item>
          <text:p text:style-name="P13">taxpayer_id: El rfc emisor de las facturas a cancelar</text:p>
        </text:list-item>
        <text:list-item>
          <text:p text:style-name="P5"><text:span text:style-name="T3">cer: El certificado de </text:span><text:span text:style-name="T3">S</text:span><text:span text:style-name="T3">ello </text:span><text:span text:style-name="T3">D</text:span><text:span text:style-name="T3">igital del Cliente, </text:span><text:span text:style-name="T3">el contenido del archivo en formato PEM en base64</text:span></text:p>
        </text:list-item>
        <text:list-item>
          <text:p text:style-name="P5"><text:span text:style-name="T3">key: La llave privada del cliente (encriptada con openssl usando el passphrase proporcionado por FINKOK), </text:span><text:span text:style-name="T3">el contenido de ese archivo encriptado en formato PEM en base64</text:span></text:p>
        </text:list-item>
      </text:list>
      <text:p text:style-name="P12"/>
      <text:p text:style-name="P12">Respuesta</text:p>
      <text:p text:style-name="P12"/>
      <text:list xml:id="list1098388846" text:style-name="L3">
        <text:list-item>
          <text:p text:style-name="P24">CodEstatus: El código de la respuesta del SAT</text:p>
        </text:list-item>
      </text:list>
      <text:list xml:id="list1630027846" text:style-name="L4">
        <text:list-item>
          <text:p text:style-name="P7"><text:span text:style-name="T5">F</text:span><text:span text:style-name="T5">echa: Fecha</text:span></text:p>
        </text:list-item>
        <text:list-item>
          <text:p text:style-name="P25">RfcEmiros: El RFC del emisor</text:p>
        </text:list-item>
        <text:list-item>
          <text:p text:style-name="P25">Folios: Una lista de objetos con la sig. Estructura:</text:p>
          <text:list>
            <text:list-item>
              <text:p text:style-name="P25">UUID: El uuid que intento ser cancelado</text:p>
            </text:list-item>
            <text:list-item>
              <text:p text:style-name="P25">EstatusUUID: el código del resultado de la cancelación para ese uuid</text:p>
              <text:list>
                <text:list-item>
                  <text:p text:style-name="P25">201: UUID Cancelado Exitosamente</text:p>
                </text:list-item>
                <text:list-item>
                  <text:p text:style-name="P25">202: UUID Cancelado Previamente</text:p>
                </text:list-item>
                <text:list-item>
                  <text:p text:style-name="P25">203: UUID No corresponde el RFC del emisor y de quien solicita la cancelación</text:p>
                </text:list-item>
                <text:list-item>
                  <text:p text:style-name="P25">205: UUID No existente</text:p>
                </text:list-item>
              </text:list>
            </text:list-item>
          </text:list>
        </text:list-item>
        <text:list-item>
          <text:p text:style-name="P14">Acuse: es un xml con el acuse de cancelación</text:p>
        </text:list-item>
      </text:list>
      <text:p text:style-name="P12"/>
      <text:p text:style-name="P22">get_receipt</text:p>
      <text:p text:style-name="P12"/>
      <text:p text:style-name="P1"><text:span text:style-name="T3">Este </text:span><text:span text:style-name="T3">método</text:span><text:span text:style-name="T3"> </text:span><text:span text:style-name="T3">regresa el acuse de </text:span><text:span text:style-name="T3">cancelación</text:span><text:span text:style-name="T3"> de una factura o un UUID</text:span><text:span text:style-name="T3">. </text:span></text:p>
      <text:p text:style-name="P1"><text:span text:style-name="T3">Parámetros</text:span><text:span text:style-name="T3">;</text:span></text:p>
      <text:p text:style-name="P12"/>
      <text:list xml:id="list1428556099" text:continue-list="list239138675" text:style-name="L2">
        <text:list-item>
          <text:p text:style-name="P13">username: El username (proporcionado por FINKOK) </text:p>
        </text:list-item>
        <text:list-item>
          <text:p text:style-name="P5"><text:span text:style-name="T3">password: La </text:span><text:span text:style-name="T3">contraseña</text:span><text:span text:style-name="T3"> (proporcionado por FINKOK)</text:span></text:p>
        </text:list-item>
        <text:list-item>
          <text:p text:style-name="P13">taxpayer_id: El RFC del emisor</text:p>
        </text:list-item>
        <text:list-item>
          <text:p text:style-name="P13"><text:soft-page-break/>uuid: El UUID de la factura de la cual buscamos obtener su acuse de cancelación</text:p>
        </text:list-item>
      </text:list>
      <text:p text:style-name="P12"/>
      <text:p text:style-name="P12">Respuesta</text:p>
      <text:p text:style-name="P12"/>
      <text:list xml:id="list1785717241" text:continue-list="list1098388846" text:style-name="L3">
        <text:list-item>
          <text:p text:style-name="P6"><text:span text:style-name="T5">taxpayer_id</text:span><text:span text:style-name="T5">: El </text:span><text:span text:style-name="T5">RFC del Emisor</text:span></text:p>
        </text:list-item>
        <text:list-item>
          <text:p text:style-name="P24">uuid: El UUID de la la factura</text:p>
        </text:list-item>
      </text:list>
      <text:list xml:id="list1825290649" text:style-name="L5">
        <text:list-item>
          <text:p text:style-name="P8"><text:span text:style-name="T5">F</text:span><text:span text:style-name="T5">echa: Fecha</text:span></text:p>
        </text:list-item>
        <text:list-item>
          <text:p text:style-name="P8"><text:span text:style-name="T3">recepit</text:span><text:span text:style-name="T3">: </text:span><text:span text:style-name="T3">El xml con el acuse de cancelación</text:span></text:p>
        </text:list-item>
        <text:list-item>
          <text:p text:style-name="P8"><text:span text:style-name="T3">success</text:span><text:span text:style-name="T3">: </text:span><text:span text:style-name="T3">Indica si lo encontro el acuse del uuid o no </text:span></text:p>
        </text:list-item>
        <text:list-item>
          <text:p text:style-name="P8"><text:span text:style-name="T3">error</text:span><text:span text:style-name="T3">: E</text:span><text:span text:style-name="T3">n caso de error el error proporcionado por el SAT</text:span></text:p>
          <text:p text:style-name="P15"/>
        </text:list-item>
      </text:list>
      <text:p text:style-name="P12"/>
      <text:p text:style-name="P22">out_cancel</text:p>
      <text:p text:style-name="P22"/>
      <text:p text:style-name="P19">Este metodo esta encargado de cancelar un CFDI que no fue emitido por nosotros (cfdi emitido por otro PAC).</text:p>
      <text:p text:style-name="P19"/>
      <text:p text:style-name="P19">Parametros:</text:p>
      <text:p text:style-name="P19"/>
      <text:list xml:id="list258108176" text:style-name="L8">
        <text:list-item>
          <text:p text:style-name="P20">xml: El xml timbrado en base64</text:p>
        </text:list-item>
        <text:list-item>
          <text:p text:style-name="P18">username: El username (proporcionado por FINKOK).</text:p>
        </text:list-item>
        <text:list-item>
          <text:p text:style-name="P20">password: La contraseña (proporcionado por FINKOK).</text:p>
        </text:list-item>
        <text:list-item>
          <text:p text:style-name="P20">taxpayer_id: El rfc emisor de la factura a cancelar</text:p>
        </text:list-item>
        <text:list-item>
          <text:p text:style-name="P20">cer: El certificado de Sello Digital del Cliente, el contenido del archivo en formato PEM en base64</text:p>
        </text:list-item>
        <text:list-item>
          <text:p text:style-name="P20">key: La llave privada del cliente (encriptada con openssl usando el passphrase proporcionado por FINKOK), el contenido de ese archivo encriptado en formato PEM en base64</text:p>
        </text:list-item>
      </text:list>
      <text:p text:style-name="P19"/>
      <text:p text:style-name="P12">Respuesta</text:p>
      <text:p text:style-name="P12"/>
      <text:list xml:id="list669173488" text:style-name="L12">
        <text:list-item>
          <text:p text:style-name="P26">CodEstatus: El código de la respuesta del SAT</text:p>
        </text:list-item>
      </text:list>
      <text:list xml:id="list669186988" text:style-name="L13">
        <text:list-item>
          <text:p text:style-name="P11"><text:span text:style-name="T5">Fecha: Fecha</text:span></text:p>
        </text:list-item>
        <text:list-item>
          <text:p text:style-name="P27">RfcEmiros: El RFC del emisor</text:p>
        </text:list-item>
        <text:list-item>
          <text:p text:style-name="P27">Folio: Una lista con el siguiente objeto:</text:p>
          <text:list>
            <text:list-item>
              <text:p text:style-name="P27">UUID: El uuid que intento ser cancelado</text:p>
            </text:list-item>
            <text:list-item>
              <text:p text:style-name="P27">EstatusUUID: el código del resultado de la cancelación para ese uuid</text:p>
              <text:list>
                <text:list-item>
                  <text:p text:style-name="P27">201: UUID Cancelado Exitosamente</text:p>
                </text:list-item>
                <text:list-item>
                  <text:p text:style-name="P27">202: UUID Cancelado Previamente</text:p>
                </text:list-item>
                <text:list-item>
                  <text:p text:style-name="P27">203: UUID No corresponde el RFC del emisor y de quien solicita la cancelación</text:p>
                </text:list-item>
                <text:list-item>
                  <text:p text:style-name="P27">205: UUID No existente</text:p>
                </text:list-item>
              </text:list>
            </text:list-item>
          </text:list>
        </text:list-item>
        <text:list-item>
          <text:p text:style-name="P21">Acuse: es un xml con el acuse de cancelación</text:p>
        </text:list-item>
      </text:list>
      <text:p text:style-name="P12"/>
      <text:p text:style-name="P2"><text:span text:style-name="T2">query_pending_</text:span><text:span text:style-name="T2">cancellation</text:span></text:p>
      <text:p text:style-name="P23"/>
      <text:p text:style-name="P1"><text:span text:style-name="T3">Este </text:span><text:span text:style-name="T3">método</text:span><text:span text:style-name="T3"> se usa </text:span><text:span text:style-name="T4">para </text:span><text:span text:style-name="T3">consultar el estatus de una factura que se quedo pendiente de </text:span><text:span text:style-name="T3">cancelar</text:span><text:span text:style-name="T3"> debido a una falla en el Sistema de SAT.</text:span></text:p>
      <text:p text:style-name="P12"/>
      <text:p text:style-name="P12">Parámetros</text:p>
      <text:p text:style-name="P12"><text:soft-page-break/></text:p>
      <text:list xml:id="list1802219643" text:style-name="L6">
        <text:list-item>
          <text:p text:style-name="P9">username: El username (proporcionado por FINKOK)</text:p>
        </text:list-item>
        <text:list-item>
          <text:p text:style-name="P9"><text:span text:style-name="T3">password: La </text:span><text:span text:style-name="T3">contraseña</text:span><text:span text:style-name="T3"> (proporcionado por FINKOK)</text:span></text:p>
        </text:list-item>
        <text:list-item>
          <text:p text:style-name="P16">uuid: El uuid a consultar</text:p>
        </text:list-item>
      </text:list>
      <text:p text:style-name="P12"/>
      <text:p text:style-name="P1">Respuesta</text:p>
      <text:list xml:id="list286483251" text:style-name="L7">
        <text:list-item>
          <text:p text:style-name="P10">uid: El uuid de la factura</text:p>
        </text:list-item>
        <text:list-item>
          <text:p text:style-name="P17">date: fecha</text:p>
        </text:list-item>
        <text:list-item>
          <text:p text:style-name="P10"><text:span text:style-name="T3">status: estatus de </text:span><text:span text:style-name="T3">cancelación</text:span></text:p>
        </text:list-item>
        <text:list-item>
          <text:p text:style-name="P10"><text:span text:style-name="T3">xml: el acuse de </text:span><text:span text:style-name="T3">cancelación</text:span></text:p>
        </text:list-item>
        <text:list-item>
          <text:p text:style-name="P10"><text:span text:style-name="T3">error: en caso de error, el error de porque no se ha podido completar </text:span><text:span text:style-name="T3">la cancelación</text:span></text:p>
        </text:list-item>
        <text:list-item>
          <text:p text:style-name="P17">attempts: el numero de intentos</text:p>
        </text:list-item>
        <text:list-item>
          <text:p text:style-name="P17">next_attempt: la fecha del próximo intento</text:p>
        </text:list-item>
        <text:list-item>
          <text:p text:style-name="P17">uuid_status: el status del uuid a consultar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fredo Herrejon</meta:initial-creator>
    <meta:creation-date>2013-06-14T12:10:21</meta:creation-date>
    <dc:date>2013-07-01T15:15:41</dc:date>
    <meta:editing-duration>PT9M48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3" meta:paragraph-count="79" meta:word-count="585" meta:character-count="3349" meta:non-whitespace-character-count="2898"/>
  </office:meta>
</office:document-meta>
</file>